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5">
            <text:p>0,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905.25">
            <text:p>8905,25</text:p>
          </table:table-cell>
          <table:table-cell table:formula="of:=[.A26]*[.B26]" office:value-type="float" office:value="231536.5">
            <text:p>231536,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860.72375">
            <text:p>8860,72375</text:p>
          </table:table-cell>
          <table:table-cell table:formula="of:=[.A27]*[.B27]" office:value-type="float" office:value="239239.54125">
            <text:p>239239,5412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816.42013125">
            <text:p>8816,42013125</text:p>
          </table:table-cell>
          <table:table-cell table:formula="of:=[.A28]*[.B28]" office:value-type="float" office:value="246859.763675">
            <text:p>246859,76367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772.33803059375">
            <text:p>8772,3380305938</text:p>
          </table:table-cell>
          <table:table-cell table:formula="of:=[.A29]*[.B29]" office:value-type="float" office:value="254397.802887219">
            <text:p>254397,80288721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728.47634044078">
            <text:p>8728,4763404408</text:p>
          </table:table-cell>
          <table:table-cell table:formula="of:=[.A30]*[.B30]" office:value-type="float" office:value="261854.290213223">
            <text:p>261854,29021322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684.83395873858">
            <text:p>8684,8339587386</text:p>
          </table:table-cell>
          <table:table-cell table:formula="of:=[.A31]*[.B31]" office:value-type="float" office:value="269229.852720896">
            <text:p>269229,85272089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641.40978894488">
            <text:p>8641,4097889449</text:p>
          </table:table-cell>
          <table:table-cell table:formula="of:=[.A32]*[.B32]" office:value-type="float" office:value="276525.113246236">
            <text:p>276525,11324623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598.20274000016">
            <text:p>8598,2027400002</text:p>
          </table:table-cell>
          <table:table-cell table:formula="of:=[.A33]*[.B33]" office:value-type="float" office:value="283740.690420005">
            <text:p>283740,69042000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555.21172630016">
            <text:p>8555,2117263002</text:p>
          </table:table-cell>
          <table:table-cell table:formula="of:=[.A34]*[.B34]" office:value-type="float" office:value="290877.198694205">
            <text:p>290877,19869420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512.43566766866">
            <text:p>8512,4356676687</text:p>
          </table:table-cell>
          <table:table-cell table:formula="of:=[.A35]*[.B35]" office:value-type="float" office:value="297935.248368403">
            <text:p>297935,24836840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469.87348933031">
            <text:p>8469,8734893303</text:p>
          </table:table-cell>
          <table:table-cell table:formula="of:=[.A36]*[.B36]" office:value-type="float" office:value="304915.445615891">
            <text:p>304915,44561589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8427.52412188366">
            <text:p>8427,5241218837</text:p>
          </table:table-cell>
          <table:table-cell table:formula="of:=[.A37]*[.B37]" office:value-type="float" office:value="311818.392509695">
            <text:p>311818,39250969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8385.38650127424">
            <text:p>8385,3865012743</text:p>
          </table:table-cell>
          <table:table-cell table:formula="of:=[.A38]*[.B38]" office:value-type="float" office:value="318644.687048421">
            <text:p>318644,68704842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8343.45956876787">
            <text:p>8343,4595687679</text:p>
          </table:table-cell>
          <table:table-cell table:formula="of:=[.A39]*[.B39]" office:value-type="float" office:value="325394.923181947">
            <text:p>325394,92318194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8301.74227092403">
            <text:p>8301,742270924</text:p>
          </table:table-cell>
          <table:table-cell table:formula="of:=[.A40]*[.B40]" office:value-type="float" office:value="332069.690836961">
            <text:p>332069,69083696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8260.23355956941">
            <text:p>8260,2335595694</text:p>
          </table:table-cell>
          <table:table-cell table:formula="of:=[.A41]*[.B41]" office:value-type="float" office:value="338669.575942346">
            <text:p>338669,57594234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218.93239177157">
            <text:p>8218,9323917716</text:p>
          </table:table-cell>
          <table:table-cell table:formula="of:=[.A42]*[.B42]" office:value-type="float" office:value="345195.160454406">
            <text:p>345195,16045440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177.83772981271">
            <text:p>8177,8377298127</text:p>
          </table:table-cell>
          <table:table-cell table:formula="of:=[.A43]*[.B43]" office:value-type="float" office:value="351647.022381947">
            <text:p>351647,02238194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136.94854116365">
            <text:p>8136,9485411637</text:p>
          </table:table-cell>
          <table:table-cell table:formula="of:=[.A44]*[.B44]" office:value-type="float" office:value="358025.7358112">
            <text:p>358025,735811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096.26379845783">
            <text:p>8096,2637984578</text:p>
          </table:table-cell>
          <table:table-cell table:formula="of:=[.A45]*[.B45]" office:value-type="float" office:value="364331.870930602">
            <text:p>364331,87093060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055.78247946554">
            <text:p>8055,7824794655</text:p>
          </table:table-cell>
          <table:table-cell table:formula="of:=[.A46]*[.B46]" office:value-type="float" office:value="370565.994055415">
            <text:p>370565,99405541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015.50356706821">
            <text:p>8015,5035670682</text:p>
          </table:table-cell>
          <table:table-cell table:formula="of:=[.A47]*[.B47]" office:value-type="float" office:value="376728.667652206">
            <text:p>376728,66765220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7975.42604923287">
            <text:p>7975,4260492329</text:p>
          </table:table-cell>
          <table:table-cell table:formula="of:=[.A48]*[.B48]" office:value-type="float" office:value="382820.450363178">
            <text:p>382820,45036317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7935.5489189867">
            <text:p>7935,5489189867</text:p>
          </table:table-cell>
          <table:table-cell table:formula="of:=[.A49]*[.B49]" office:value-type="float" office:value="388841.897030348">
            <text:p>388841,89703034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7895.87117439177">
            <text:p>7895,8711743918</text:p>
          </table:table-cell>
          <table:table-cell table:formula="of:=[.A50]*[.B50]" office:value-type="float" office:value="394793.558719588">
            <text:p>394793,55871958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7856.39181851981">
            <text:p>7856,3918185198</text:p>
          </table:table-cell>
          <table:table-cell table:formula="of:=[.A51]*[.B51]" office:value-type="float" office:value="400675.98274451">
            <text:p>400675,982744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7817.10985942721">
            <text:p>7817,1098594272</text:p>
          </table:table-cell>
          <table:table-cell table:formula="of:=[.A52]*[.B52]" office:value-type="float" office:value="406489.712690215">
            <text:p>406489,71269021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7778.02431013008">
            <text:p>7778,0243101301</text:p>
          </table:table-cell>
          <table:table-cell table:formula="of:=[.A53]*[.B53]" office:value-type="float" office:value="412235.288436894">
            <text:p>412235,28843689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7739.13418857943">
            <text:p>7739,1341885794</text:p>
          </table:table-cell>
          <table:table-cell table:formula="of:=[.A54]*[.B54]" office:value-type="float" office:value="417913.246183289">
            <text:p>417913,24618328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7700.43851763653">
            <text:p>7700,4385176365</text:p>
          </table:table-cell>
          <table:table-cell table:formula="of:=[.A55]*[.B55]" office:value-type="float" office:value="423524.118470009">
            <text:p>423524,11847000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7661.93632504835">
            <text:p>7661,9363250484</text:p>
          </table:table-cell>
          <table:table-cell table:formula="of:=[.A56]*[.B56]" office:value-type="float" office:value="429068.434202707">
            <text:p>429068,43420270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7623.62664342311">
            <text:p>7623,6266434231</text:p>
          </table:table-cell>
          <table:table-cell table:formula="of:=[.A57]*[.B57]" office:value-type="float" office:value="434546.718675117">
            <text:p>434546,71867511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7585.50851020599">
            <text:p>7585,508510206</text:p>
          </table:table-cell>
          <table:table-cell table:formula="of:=[.A58]*[.B58]" office:value-type="float" office:value="439959.493591947">
            <text:p>439959,49359194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7547.58096765496">
            <text:p>7547,580967655</text:p>
          </table:table-cell>
          <table:table-cell table:formula="of:=[.A59]*[.B59]" office:value-type="float" office:value="445307.277091643">
            <text:p>445307,27709164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7509.84306281669">
            <text:p>7509,8430628167</text:p>
          </table:table-cell>
          <table:table-cell table:formula="of:=[.A60]*[.B60]" office:value-type="float" office:value="450590.583769001">
            <text:p>450590,58376900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7472.2938475026">
            <text:p>7472,2938475026</text:p>
          </table:table-cell>
          <table:table-cell table:formula="of:=[.A61]*[.B61]" office:value-type="float" office:value="455809.924697659">
            <text:p>455809,92469765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7434.93237826509">
            <text:p>7434,9323782651</text:p>
          </table:table-cell>
          <table:table-cell table:formula="of:=[.A62]*[.B62]" office:value-type="float" office:value="460965.807452436">
            <text:p>460965,80745243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7397.75771637376">
            <text:p>7397,7577163738</text:p>
          </table:table-cell>
          <table:table-cell table:formula="of:=[.A63]*[.B63]" office:value-type="float" office:value="466058.736131547">
            <text:p>466058,73613154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7360.76892779189">
            <text:p>7360,7689277919</text:p>
          </table:table-cell>
          <table:table-cell table:formula="of:=[.A64]*[.B64]" office:value-type="float" office:value="471089.211378681">
            <text:p>471089,21137868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7323.96508315294">
            <text:p>7323,9650831529</text:p>
          </table:table-cell>
          <table:table-cell table:formula="of:=[.A65]*[.B65]" office:value-type="float" office:value="476057.730404941">
            <text:p>476057,73040494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7287.34525773717">
            <text:p>7287,3452577372</text:p>
          </table:table-cell>
          <table:table-cell table:formula="of:=[.A66]*[.B66]" office:value-type="float" office:value="480964.787010653">
            <text:p>480964,78701065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7250.90853144848">
            <text:p>7250,9085314485</text:p>
          </table:table-cell>
          <table:table-cell table:formula="of:=[.A67]*[.B67]" office:value-type="float" office:value="485810.871607049">
            <text:p>485810,87160704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7214.65398879124">
            <text:p>7214,6539887913</text:p>
          </table:table-cell>
          <table:table-cell table:formula="of:=[.A68]*[.B68]" office:value-type="float" office:value="490596.471237804">
            <text:p>490596,47123780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7178.58071884729">
            <text:p>7178,5807188473</text:p>
          </table:table-cell>
          <table:table-cell table:formula="of:=[.A69]*[.B69]" office:value-type="float" office:value="495322.069600463">
            <text:p>495322,06960046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7142.68781525305">
            <text:p>7142,6878152531</text:p>
          </table:table-cell>
          <table:table-cell table:formula="of:=[.A70]*[.B70]" office:value-type="float" office:value="499988.147067714">
            <text:p>499988,14706771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7106.97437617679">
            <text:p>7106,9743761768</text:p>
          </table:table-cell>
          <table:table-cell table:formula="of:=[.A71]*[.B71]" office:value-type="float" office:value="504595.180708552">
            <text:p>504595,18070855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7071.4395042959">
            <text:p>7071,4395042959</text:p>
          </table:table-cell>
          <table:table-cell table:formula="of:=[.A72]*[.B72]" office:value-type="float" office:value="509143.644309305">
            <text:p>509143,64430930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7036.08230677442">
            <text:p>7036,0823067744</text:p>
          </table:table-cell>
          <table:table-cell table:formula="of:=[.A73]*[.B73]" office:value-type="float" office:value="513634.008394533">
            <text:p>513634,00839453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7000.90189524055">
            <text:p>7000,9018952406</text:p>
          </table:table-cell>
          <table:table-cell table:formula="of:=[.A74]*[.B74]" office:value-type="float" office:value="518066.740247801">
            <text:p>518066,74024780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6965.89738576435">
            <text:p>6965,8973857644</text:p>
          </table:table-cell>
          <table:table-cell table:formula="of:=[.A75]*[.B75]" office:value-type="float" office:value="522442.303932326">
            <text:p>522442,30393232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6931.06789883553">
            <text:p>6931,0678988355</text:p>
          </table:table-cell>
          <table:table-cell table:formula="of:=[.A76]*[.B76]" office:value-type="float" office:value="526761.1603115">
            <text:p>526761,160311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6896.41255934135">
            <text:p>6896,4125593414</text:p>
          </table:table-cell>
          <table:table-cell table:formula="of:=[.A77]*[.B77]" office:value-type="float" office:value="531023.767069284">
            <text:p>531023,76706928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6861.93049654464">
            <text:p>6861,9304965446</text:p>
          </table:table-cell>
          <table:table-cell table:formula="of:=[.A78]*[.B78]" office:value-type="float" office:value="535230.578730482">
            <text:p>535230,57873048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6827.62084406192">
            <text:p>6827,6208440619</text:p>
          </table:table-cell>
          <table:table-cell table:formula="of:=[.A79]*[.B79]" office:value-type="float" office:value="539382.046680892">
            <text:p>539382,0466808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6793.48273984161">
            <text:p>6793,4827398416</text:p>
          </table:table-cell>
          <table:table-cell table:formula="of:=[.A80]*[.B80]" office:value-type="float" office:value="543478.619187329">
            <text:p>543478,61918732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6759.5153261424">
            <text:p>6759,5153261424</text:p>
          </table:table-cell>
          <table:table-cell table:formula="of:=[.A81]*[.B81]" office:value-type="float" office:value="547520.741417534">
            <text:p>547520,74141753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6725.71774951169">
            <text:p>6725,7177495117</text:p>
          </table:table-cell>
          <table:table-cell table:formula="of:=[.A82]*[.B82]" office:value-type="float" office:value="551508.855459958">
            <text:p>551508,85545995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6692.08916076413">
            <text:p>6692,0891607641</text:p>
          </table:table-cell>
          <table:table-cell table:formula="of:=[.A83]*[.B83]" office:value-type="float" office:value="555443.400343423">
            <text:p>555443,40034342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6658.62871496031">
            <text:p>6658,6287149603</text:p>
          </table:table-cell>
          <table:table-cell table:formula="of:=[.A84]*[.B84]" office:value-type="float" office:value="559324.812056666">
            <text:p>559324,81205666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6625.33557138551">
            <text:p>6625,3355713855</text:p>
          </table:table-cell>
          <table:table-cell table:formula="of:=[.A85]*[.B85]" office:value-type="float" office:value="563153.523567768">
            <text:p>563153,52356776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6592.20889352858">
            <text:p>6592,2088935286</text:p>
          </table:table-cell>
          <table:table-cell table:formula="of:=[.A86]*[.B86]" office:value-type="float" office:value="566929.964843458">
            <text:p>566929,96484345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6559.24784906094">
            <text:p>6559,2478490609</text:p>
          </table:table-cell>
          <table:table-cell table:formula="of:=[.A87]*[.B87]" office:value-type="float" office:value="570654.562868302">
            <text:p>570654,56286830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6526.45160981563">
            <text:p>6526,4516098156</text:p>
          </table:table-cell>
          <table:table-cell table:formula="of:=[.A88]*[.B88]" office:value-type="float" office:value="574327.741663776">
            <text:p>574327,74166377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6493.81935176655">
            <text:p>6493,8193517666</text:p>
          </table:table-cell>
          <table:table-cell table:formula="of:=[.A89]*[.B89]" office:value-type="float" office:value="577949.922307223">
            <text:p>577949,92230722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6461.35025500772">
            <text:p>6461,3502550077</text:p>
          </table:table-cell>
          <table:table-cell table:formula="of:=[.A90]*[.B90]" office:value-type="float" office:value="581521.522950695">
            <text:p>581521,52295069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6429.04350373268">
            <text:p>6429,0435037327</text:p>
          </table:table-cell>
          <table:table-cell table:formula="of:=[.A91]*[.B91]" office:value-type="float" office:value="585042.958839674">
            <text:p>585042,95883967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6396.89828621402">
            <text:p>6396,898286214</text:p>
          </table:table-cell>
          <table:table-cell table:formula="of:=[.A92]*[.B92]" office:value-type="float" office:value="588514.64233169">
            <text:p>588514,6423316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6364.91379478295">
            <text:p>6364,913794783</text:p>
          </table:table-cell>
          <table:table-cell table:formula="of:=[.A93]*[.B93]" office:value-type="float" office:value="591936.982914814">
            <text:p>591936,98291481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6333.08922580904">
            <text:p>6333,089225809</text:p>
          </table:table-cell>
          <table:table-cell table:formula="of:=[.A94]*[.B94]" office:value-type="float" office:value="595310.387226049">
            <text:p>595310,38722604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6301.42377967999">
            <text:p>6301,42377968</text:p>
          </table:table-cell>
          <table:table-cell table:formula="of:=[.A95]*[.B95]" office:value-type="float" office:value="598635.259069599">
            <text:p>598635,25906959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6269.91666078159">
            <text:p>6269,9166607816</text:p>
          </table:table-cell>
          <table:table-cell table:formula="of:=[.A96]*[.B96]" office:value-type="float" office:value="601911.999435032">
            <text:p>601911,99943503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6238.56707747768">
            <text:p>6238,5670774777</text:p>
          </table:table-cell>
          <table:table-cell table:formula="of:=[.A97]*[.B97]" office:value-type="float" office:value="605141.006515335">
            <text:p>605141,00651533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6207.37424209029">
            <text:p>6207,3742420903</text:p>
          </table:table-cell>
          <table:table-cell table:formula="of:=[.A98]*[.B98]" office:value-type="float" office:value="608322.675724849">
            <text:p>608322,67572484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6176.33737087984">
            <text:p>6176,3373708798</text:p>
          </table:table-cell>
          <table:table-cell table:formula="of:=[.A99]*[.B99]" office:value-type="float" office:value="611457.399717104">
            <text:p>611457,3997171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6145.45568402544">
            <text:p>6145,4556840255</text:p>
          </table:table-cell>
          <table:table-cell table:formula="of:=[.A100]*[.B100]" office:value-type="float" office:value="614545.568402544">
            <text:p>614545,56840254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6114.72840560532">
            <text:p>6114,7284056053</text:p>
          </table:table-cell>
          <table:table-cell table:formula="of:=[.A101]*[.B101]" office:value-type="float" office:value="617587.568966137">
            <text:p>617587,56896613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6084.15476357729">
            <text:p>6084,1547635773</text:p>
          </table:table-cell>
          <table:table-cell table:formula="of:=[.A102]*[.B102]" office:value-type="float" office:value="620583.785884883">
            <text:p>620583,785884883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6053.7339897594">
            <text:p>6053,7339897594</text:p>
          </table:table-cell>
          <table:table-cell table:formula="of:=[.A103]*[.B103]" office:value-type="float" office:value="623534.600945218">
            <text:p>623534,600945218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6023.46531981061">
            <text:p>6023,4653198106</text:p>
          </table:table-cell>
          <table:table-cell table:formula="of:=[.A104]*[.B104]" office:value-type="float" office:value="626440.393260303">
            <text:p>626440,39326030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5993.34799321155">
            <text:p>5993,3479932116</text:p>
          </table:table-cell>
          <table:table-cell table:formula="of:=[.A105]*[.B105]" office:value-type="float" office:value="629301.539287213">
            <text:p>629301,53928721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5963.3812532455">
            <text:p>5963,3812532455</text:p>
          </table:table-cell>
          <table:table-cell table:formula="of:=[.A106]*[.B106]" office:value-type="float" office:value="632118.412844023">
            <text:p>632118,41284402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5933.56434697927">
            <text:p>5933,5643469793</text:p>
          </table:table-cell>
          <table:table-cell table:formula="of:=[.A107]*[.B107]" office:value-type="float" office:value="634891.385126782">
            <text:p>634891,38512678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5903.89652524437">
            <text:p>5903,8965252444</text:p>
          </table:table-cell>
          <table:table-cell table:formula="of:=[.A108]*[.B108]" office:value-type="float" office:value="637620.824726392">
            <text:p>637620,82472639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5874.37704261815">
            <text:p>5874,3770426182</text:p>
          </table:table-cell>
          <table:table-cell table:formula="of:=[.A109]*[.B109]" office:value-type="float" office:value="640307.097645378">
            <text:p>640307,09764537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5845.00515740506">
            <text:p>5845,0051574051</text:p>
          </table:table-cell>
          <table:table-cell table:formula="of:=[.A110]*[.B110]" office:value-type="float" office:value="642950.567314557">
            <text:p>642950,56731455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5815.78013161803">
            <text:p>5815,780131618</text:p>
          </table:table-cell>
          <table:table-cell table:formula="of:=[.A111]*[.B111]" office:value-type="float" office:value="645551.594609602">
            <text:p>645551,59460960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5786.70123095994">
            <text:p>5786,70123096</text:p>
          </table:table-cell>
          <table:table-cell table:formula="of:=[.A112]*[.B112]" office:value-type="float" office:value="648110.537867514">
            <text:p>648110,53786751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5757.76772480514">
            <text:p>5757,7677248052</text:p>
          </table:table-cell>
          <table:table-cell table:formula="of:=[.A113]*[.B113]" office:value-type="float" office:value="650627.752902981">
            <text:p>650627,75290298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5728.97888618112">
            <text:p>5728,9788861811</text:p>
          </table:table-cell>
          <table:table-cell table:formula="of:=[.A114]*[.B114]" office:value-type="float" office:value="653103.593024647">
            <text:p>653103,593024647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5700.33399175021">
            <text:p>5700,3339917502</text:p>
          </table:table-cell>
          <table:table-cell table:formula="of:=[.A115]*[.B115]" office:value-type="float" office:value="655538.409051274">
            <text:p>655538,409051274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5671.83232179146">
            <text:p>5671,8323217915</text:p>
          </table:table-cell>
          <table:table-cell table:formula="of:=[.A116]*[.B116]" office:value-type="float" office:value="657932.549327809">
            <text:p>657932,549327809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5643.4731601825">
            <text:p>5643,4731601825</text:p>
          </table:table-cell>
          <table:table-cell table:formula="of:=[.A117]*[.B117]" office:value-type="float" office:value="660286.359741353">
            <text:p>660286,35974135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5615.25579438159">
            <text:p>5615,2557943816</text:p>
          </table:table-cell>
          <table:table-cell table:formula="of:=[.A118]*[.B118]" office:value-type="float" office:value="662600.183737028">
            <text:p>662600,18373702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5587.17951540968">
            <text:p>5587,1795154097</text:p>
          </table:table-cell>
          <table:table-cell table:formula="of:=[.A119]*[.B119]" office:value-type="float" office:value="664874.362333752">
            <text:p>664874,36233375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5559.24361783263">
            <text:p>5559,2436178326</text:p>
          </table:table-cell>
          <table:table-cell table:formula="of:=[.A120]*[.B120]" office:value-type="float" office:value="667109.234139916">
            <text:p>667109,23413991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5531.44739974347">
            <text:p>5531,4473997435</text:p>
          </table:table-cell>
          <table:table-cell table:formula="of:=[.A121]*[.B121]" office:value-type="float" office:value="669305.13536896">
            <text:p>669305,1353689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5503.79016274475">
            <text:p>5503,7901627448</text:p>
          </table:table-cell>
          <table:table-cell table:formula="of:=[.A122]*[.B122]" office:value-type="float" office:value="671462.39985486">
            <text:p>671462,3998548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5476.27121193103">
            <text:p>5476,271211931</text:p>
          </table:table-cell>
          <table:table-cell table:formula="of:=[.A123]*[.B123]" office:value-type="float" office:value="673581.359067517">
            <text:p>673581,35906751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5448.88985587137">
            <text:p>5448,8898558714</text:p>
          </table:table-cell>
          <table:table-cell table:formula="of:=[.A124]*[.B124]" office:value-type="float" office:value="675662.34212805">
            <text:p>675662,3421280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5421.64540659202">
            <text:p>5421,645406592</text:p>
          </table:table-cell>
          <table:table-cell table:formula="of:=[.A125]*[.B125]" office:value-type="float" office:value="677705.675824002">
            <text:p>677705,675824002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5394.53717955906">
            <text:p>5394,5371795591</text:p>
          </table:table-cell>
          <table:table-cell table:formula="of:=[.A126]*[.B126]" office:value-type="float" office:value="679711.684624441">
            <text:p>679711,684624441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5367.56449366126">
            <text:p>5367,5644936613</text:p>
          </table:table-cell>
          <table:table-cell table:formula="of:=[.A127]*[.B127]" office:value-type="float" office:value="681680.69069498">
            <text:p>681680,69069498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5340.72667119296">
            <text:p>5340,726671193</text:p>
          </table:table-cell>
          <table:table-cell table:formula="of:=[.A128]*[.B128]" office:value-type="float" office:value="683613.013912698">
            <text:p>683613,01391269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5314.02303783699">
            <text:p>5314,023037837</text:p>
          </table:table-cell>
          <table:table-cell table:formula="of:=[.A129]*[.B129]" office:value-type="float" office:value="685508.971880972">
            <text:p>685508,97188097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5287.45292264781">
            <text:p>5287,4529226478</text:p>
          </table:table-cell>
          <table:table-cell table:formula="of:=[.A130]*[.B130]" office:value-type="float" office:value="687368.879944215">
            <text:p>687368,879944215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5261.01565803457">
            <text:p>5261,0156580346</text:p>
          </table:table-cell>
          <table:table-cell table:formula="of:=[.A131]*[.B131]" office:value-type="float" office:value="689193.051202528">
            <text:p>689193,05120252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5234.71057974439">
            <text:p>5234,7105797444</text:p>
          </table:table-cell>
          <table:table-cell table:formula="of:=[.A132]*[.B132]" office:value-type="float" office:value="690981.79652626">
            <text:p>690981,7965262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5208.53702684567">
            <text:p>5208,5370268457</text:p>
          </table:table-cell>
          <table:table-cell table:formula="of:=[.A133]*[.B133]" office:value-type="float" office:value="692735.424570474">
            <text:p>692735,42457047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5182.49434171144">
            <text:p>5182,4943417115</text:p>
          </table:table-cell>
          <table:table-cell table:formula="of:=[.A134]*[.B134]" office:value-type="float" office:value="694454.241789334">
            <text:p>694454,24178933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5156.58187000289">
            <text:p>5156,5818700029</text:p>
          </table:table-cell>
          <table:table-cell table:formula="of:=[.A135]*[.B135]" office:value-type="float" office:value="696138.55245039">
            <text:p>696138,5524503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5130.79896065287">
            <text:p>5130,7989606529</text:p>
          </table:table-cell>
          <table:table-cell table:formula="of:=[.A136]*[.B136]" office:value-type="float" office:value="697788.658648791">
            <text:p>697788,65864879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5105.14496584961">
            <text:p>5105,1449658496</text:p>
          </table:table-cell>
          <table:table-cell table:formula="of:=[.A137]*[.B137]" office:value-type="float" office:value="699404.860321397">
            <text:p>699404,86032139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5079.61924102036">
            <text:p>5079,6192410204</text:p>
          </table:table-cell>
          <table:table-cell table:formula="of:=[.A138]*[.B138]" office:value-type="float" office:value="700987.45526081">
            <text:p>700987,4552608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5054.22114481526">
            <text:p>5054,2211448153</text:p>
          </table:table-cell>
          <table:table-cell table:formula="of:=[.A139]*[.B139]" office:value-type="float" office:value="702536.739129321">
            <text:p>702536,73912932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5028.95003909118">
            <text:p>5028,9500390912</text:p>
          </table:table-cell>
          <table:table-cell table:formula="of:=[.A140]*[.B140]" office:value-type="float" office:value="704053.005472766">
            <text:p>704053,005472766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5003.80528889573">
            <text:p>5003,8052888957</text:p>
          </table:table-cell>
          <table:table-cell table:formula="of:=[.A141]*[.B141]" office:value-type="float" office:value="705536.545734297">
            <text:p>705536,54573429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4978.78626245125">
            <text:p>4978,7862624513</text:p>
          </table:table-cell>
          <table:table-cell table:formula="of:=[.A142]*[.B142]" office:value-type="float" office:value="706987.649268077">
            <text:p>706987,64926807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4953.89233113899">
            <text:p>4953,892331139</text:p>
          </table:table-cell>
          <table:table-cell table:formula="of:=[.A143]*[.B143]" office:value-type="float" office:value="708406.603352876">
            <text:p>708406,60335287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4929.1228694833">
            <text:p>4929,1228694833</text:p>
          </table:table-cell>
          <table:table-cell table:formula="of:=[.A144]*[.B144]" office:value-type="float" office:value="709793.693205595">
            <text:p>709793,69320559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4904.47725513588">
            <text:p>4904,4772551359</text:p>
          </table:table-cell>
          <table:table-cell table:formula="of:=[.A145]*[.B145]" office:value-type="float" office:value="711149.201994703">
            <text:p>711149,201994703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4879.9548688602">
            <text:p>4879,9548688602</text:p>
          </table:table-cell>
          <table:table-cell table:formula="of:=[.A146]*[.B146]" office:value-type="float" office:value="712473.410853589">
            <text:p>712473,410853589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4855.5550945159">
            <text:p>4855,5550945159</text:p>
          </table:table-cell>
          <table:table-cell table:formula="of:=[.A147]*[.B147]" office:value-type="float" office:value="713766.598893837">
            <text:p>713766,59889383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4831.27731904332">
            <text:p>4831,2773190433</text:p>
          </table:table-cell>
          <table:table-cell table:formula="of:=[.A148]*[.B148]" office:value-type="float" office:value="715029.043218411">
            <text:p>715029,043218411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4807.1209324481">
            <text:p>4807,1209324481</text:p>
          </table:table-cell>
          <table:table-cell table:formula="of:=[.A149]*[.B149]" office:value-type="float" office:value="716261.018934767">
            <text:p>716261,01893476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4783.08532778586">
            <text:p>4783,0853277859</text:p>
          </table:table-cell>
          <table:table-cell table:formula="of:=[.A150]*[.B150]" office:value-type="float" office:value="717462.799167879">
            <text:p>717462,799167879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4759.16990114693">
            <text:p>4759,1699011469</text:p>
          </table:table-cell>
          <table:table-cell table:formula="of:=[.A151]*[.B151]" office:value-type="float" office:value="718634.655073187">
            <text:p>718634,655073187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4735.3740516412">
            <text:p>4735,3740516412</text:p>
          </table:table-cell>
          <table:table-cell table:formula="of:=[.A152]*[.B152]" office:value-type="float" office:value="719776.855849462">
            <text:p>719776,85584946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4711.69718138299">
            <text:p>4711,697181383</text:p>
          </table:table-cell>
          <table:table-cell table:formula="of:=[.A153]*[.B153]" office:value-type="float" office:value="720889.668751598">
            <text:p>720889,668751598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4688.13869547608">
            <text:p>4688,1386954761</text:p>
          </table:table-cell>
          <table:table-cell table:formula="of:=[.A154]*[.B154]" office:value-type="float" office:value="721973.359103316">
            <text:p>721973,359103316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4664.6980019987">
            <text:p>4664,6980019987</text:p>
          </table:table-cell>
          <table:table-cell table:formula="of:=[.A155]*[.B155]" office:value-type="float" office:value="723028.190309798">
            <text:p>723028,190309798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4641.3745119887">
            <text:p>4641,3745119887</text:p>
          </table:table-cell>
          <table:table-cell table:formula="of:=[.A156]*[.B156]" office:value-type="float" office:value="724054.423870238">
            <text:p>724054,42387023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4618.16763942876">
            <text:p>4618,1676394288</text:p>
          </table:table-cell>
          <table:table-cell table:formula="of:=[.A157]*[.B157]" office:value-type="float" office:value="725052.319390315">
            <text:p>725052,319390315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4595.07680123162">
            <text:p>4595,0768012316</text:p>
          </table:table-cell>
          <table:table-cell table:formula="of:=[.A158]*[.B158]" office:value-type="float" office:value="726022.134594595">
            <text:p>726022,134594595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4572.10141722546">
            <text:p>4572,1014172255</text:p>
          </table:table-cell>
          <table:table-cell table:formula="of:=[.A159]*[.B159]" office:value-type="float" office:value="726964.125338848">
            <text:p>726964,12533884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4549.24091013933">
            <text:p>4549,2409101393</text:p>
          </table:table-cell>
          <table:table-cell table:formula="of:=[.A160]*[.B160]" office:value-type="float" office:value="727878.545622293">
            <text:p>727878,54562229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4526.49470558863">
            <text:p>4526,4947055886</text:p>
          </table:table-cell>
          <table:table-cell table:formula="of:=[.A161]*[.B161]" office:value-type="float" office:value="728765.64759977">
            <text:p>728765,6475997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4503.86223206069">
            <text:p>4503,8622320607</text:p>
          </table:table-cell>
          <table:table-cell table:formula="of:=[.A162]*[.B162]" office:value-type="float" office:value="729625.681593832">
            <text:p>729625,68159383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4481.34292090039">
            <text:p>4481,3429209004</text:p>
          </table:table-cell>
          <table:table-cell table:formula="of:=[.A163]*[.B163]" office:value-type="float" office:value="730458.896106763">
            <text:p>730458,89610676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4458.93620629589">
            <text:p>4458,9362062959</text:p>
          </table:table-cell>
          <table:table-cell table:formula="of:=[.A164]*[.B164]" office:value-type="float" office:value="731265.537832525">
            <text:p>731265,537832525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4436.6415252644">
            <text:p>4436,6415252644</text:p>
          </table:table-cell>
          <table:table-cell table:formula="of:=[.A165]*[.B165]" office:value-type="float" office:value="732045.851668627">
            <text:p>732045,851668627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4414.45831763808">
            <text:p>4414,4583176381</text:p>
          </table:table-cell>
          <table:table-cell table:formula="of:=[.A166]*[.B166]" office:value-type="float" office:value="732800.080727922">
            <text:p>732800,08072792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4392.38602604989">
            <text:p>4392,3860260499</text:p>
          </table:table-cell>
          <table:table-cell table:formula="of:=[.A167]*[.B167]" office:value-type="float" office:value="733528.466350332">
            <text:p>733528,466350332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370.42409591964">
            <text:p>4370,4240959197</text:p>
          </table:table-cell>
          <table:table-cell table:formula="of:=[.A168]*[.B168]" office:value-type="float" office:value="734231.2481145">
            <text:p>734231,248114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348.57197544005">
            <text:p>4348,5719754401</text:p>
          </table:table-cell>
          <table:table-cell table:formula="of:=[.A169]*[.B169]" office:value-type="float" office:value="734908.663849368">
            <text:p>734908,66384936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326.82911556284">
            <text:p>4326,8291155629</text:p>
          </table:table-cell>
          <table:table-cell table:formula="of:=[.A170]*[.B170]" office:value-type="float" office:value="735560.949645684">
            <text:p>735560,94964568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305.19496998503">
            <text:p>4305,194969985</text:p>
          </table:table-cell>
          <table:table-cell table:formula="of:=[.A171]*[.B171]" office:value-type="float" office:value="736188.33986744">
            <text:p>736188,3398674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283.66899513511">
            <text:p>4283,6689951351</text:p>
          </table:table-cell>
          <table:table-cell table:formula="of:=[.A172]*[.B172]" office:value-type="float" office:value="736791.067163238">
            <text:p>736791,06716323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262.25065015943">
            <text:p>4262,2506501594</text:p>
          </table:table-cell>
          <table:table-cell table:formula="of:=[.A173]*[.B173]" office:value-type="float" office:value="737369.362477581">
            <text:p>737369,36247758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240.93939690863">
            <text:p>4240,9393969086</text:p>
          </table:table-cell>
          <table:table-cell table:formula="of:=[.A174]*[.B174]" office:value-type="float" office:value="737923.455062102">
            <text:p>737923,45506210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219.73469992409">
            <text:p>4219,7346999241</text:p>
          </table:table-cell>
          <table:table-cell table:formula="of:=[.A175]*[.B175]" office:value-type="float" office:value="738453.572486716">
            <text:p>738453,572486716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198.63602642447">
            <text:p>4198,6360264245</text:p>
          </table:table-cell>
          <table:table-cell table:formula="of:=[.A176]*[.B176]" office:value-type="float" office:value="738959.940650707">
            <text:p>738959,940650707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177.64284629235">
            <text:p>4177,6428462924</text:p>
          </table:table-cell>
          <table:table-cell table:formula="of:=[.A177]*[.B177]" office:value-type="float" office:value="739442.783793745">
            <text:p>739442,78379374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156.75463206089">
            <text:p>4156,7546320609</text:p>
          </table:table-cell>
          <table:table-cell table:formula="of:=[.A178]*[.B178]" office:value-type="float" office:value="739902.324506838">
            <text:p>739902,32450683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135.97085890058">
            <text:p>4135,9708589006</text:p>
          </table:table-cell>
          <table:table-cell table:formula="of:=[.A179]*[.B179]" office:value-type="float" office:value="740338.783743204">
            <text:p>740338,78374320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115.29100460608">
            <text:p>4115,2910046061</text:p>
          </table:table-cell>
          <table:table-cell table:formula="of:=[.A180]*[.B180]" office:value-type="float" office:value="740752.380829094">
            <text:p>740752,38082909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094.71454958305">
            <text:p>4094,7145495831</text:p>
          </table:table-cell>
          <table:table-cell table:formula="of:=[.A181]*[.B181]" office:value-type="float" office:value="741143.333474532">
            <text:p>741143,333474532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074.24097683513">
            <text:p>4074,2409768351</text:p>
          </table:table-cell>
          <table:table-cell table:formula="of:=[.A182]*[.B182]" office:value-type="float" office:value="741511.857783994">
            <text:p>741511,85778399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4053.86977195096">
            <text:p>4053,869771951</text:p>
          </table:table-cell>
          <table:table-cell table:formula="of:=[.A183]*[.B183]" office:value-type="float" office:value="741858.168267025">
            <text:p>741858,168267025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4033.6004230912">
            <text:p>4033,6004230912</text:p>
          </table:table-cell>
          <table:table-cell table:formula="of:=[.A184]*[.B184]" office:value-type="float" office:value="742182.477848781">
            <text:p>742182,47784878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4013.43242097575">
            <text:p>4013,4324209758</text:p>
          </table:table-cell>
          <table:table-cell table:formula="of:=[.A185]*[.B185]" office:value-type="float" office:value="742484.997880513">
            <text:p>742484,99788051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993.36525887087">
            <text:p>3993,3652588709</text:p>
          </table:table-cell>
          <table:table-cell table:formula="of:=[.A186]*[.B186]" office:value-type="float" office:value="742765.938149981">
            <text:p>742765,93814998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973.39843257651">
            <text:p>3973,3984325765</text:p>
          </table:table-cell>
          <table:table-cell table:formula="of:=[.A187]*[.B187]" office:value-type="float" office:value="743025.506891808">
            <text:p>743025,506891808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953.53144041363">
            <text:p>3953,5314404136</text:p>
          </table:table-cell>
          <table:table-cell table:formula="of:=[.A188]*[.B188]" office:value-type="float" office:value="743263.910797763">
            <text:p>743263,91079776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933.76378321156">
            <text:p>3933,7637832116</text:p>
          </table:table-cell>
          <table:table-cell table:formula="of:=[.A189]*[.B189]" office:value-type="float" office:value="743481.355026985">
            <text:p>743481,35502698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914.0949642955">
            <text:p>3914,0949642955</text:p>
          </table:table-cell>
          <table:table-cell table:formula="of:=[.A190]*[.B190]" office:value-type="float" office:value="743678.043216146">
            <text:p>743678,043216146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894.52448947403">
            <text:p>3894,524489474</text:p>
          </table:table-cell>
          <table:table-cell table:formula="of:=[.A191]*[.B191]" office:value-type="float" office:value="743854.177489539">
            <text:p>743854,17748953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875.05186702666">
            <text:p>3875,0518670267</text:p>
          </table:table-cell>
          <table:table-cell table:formula="of:=[.A192]*[.B192]" office:value-type="float" office:value="744009.958469118">
            <text:p>744009,958469118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855.67660769152">
            <text:p>3855,6766076915</text:p>
          </table:table-cell>
          <table:table-cell table:formula="of:=[.A193]*[.B193]" office:value-type="float" office:value="744145.585284464">
            <text:p>744145,58528446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836.39822465307">
            <text:p>3836,3982246531</text:p>
          </table:table-cell>
          <table:table-cell table:formula="of:=[.A194]*[.B194]" office:value-type="float" office:value="744261.255582695">
            <text:p>744261,255582695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817.2162335298">
            <text:p>3817,2162335298</text:p>
          </table:table-cell>
          <table:table-cell table:formula="of:=[.A195]*[.B195]" office:value-type="float" office:value="744357.165538311">
            <text:p>744357,165538311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798.13015236215">
            <text:p>3798,1301523622</text:p>
          </table:table-cell>
          <table:table-cell table:formula="of:=[.A196]*[.B196]" office:value-type="float" office:value="744433.509862982">
            <text:p>744433,50986298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779.13950160034">
            <text:p>3779,1395016004</text:p>
          </table:table-cell>
          <table:table-cell table:formula="of:=[.A197]*[.B197]" office:value-type="float" office:value="744490.481815267">
            <text:p>744490,481815267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760.24380409234">
            <text:p>3760,2438040923</text:p>
          </table:table-cell>
          <table:table-cell table:formula="of:=[.A198]*[.B198]" office:value-type="float" office:value="744528.273210283">
            <text:p>744528,273210283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741.44258507188">
            <text:p>3741,4425850719</text:p>
          </table:table-cell>
          <table:table-cell table:formula="of:=[.A199]*[.B199]" office:value-type="float" office:value="744547.074429304">
            <text:p>744547,07442930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722.73537214652">
            <text:p>3722,7353721465</text:p>
          </table:table-cell>
          <table:table-cell table:formula="of:=[.A200]*[.B200]" office:value-type="float" office:value="744547.074429304">
            <text:p>744547,07442930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704.12169528579">
            <text:p>3704,1216952858</text:p>
          </table:table-cell>
          <table:table-cell table:formula="of:=[.A201]*[.B201]" office:value-type="float" office:value="744528.460752443">
            <text:p>744528,460752443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685.60108680936">
            <text:p>3685,6010868094</text:p>
          </table:table-cell>
          <table:table-cell table:formula="of:=[.A202]*[.B202]" office:value-type="float" office:value="744491.41953549">
            <text:p>744491,4195354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667.17308137531">
            <text:p>3667,1730813753</text:p>
          </table:table-cell>
          <table:table-cell table:formula="of:=[.A203]*[.B203]" office:value-type="float" office:value="744436.135519188">
            <text:p>744436,13551918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648.83721596843">
            <text:p>3648,8372159684</text:p>
          </table:table-cell>
          <table:table-cell table:formula="of:=[.A204]*[.B204]" office:value-type="float" office:value="744362.79205756">
            <text:p>744362,79205756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630.59302988859">
            <text:p>3630,5930298886</text:p>
          </table:table-cell>
          <table:table-cell table:formula="of:=[.A205]*[.B205]" office:value-type="float" office:value="744271.571127161">
            <text:p>744271,57112716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612.44006473915">
            <text:p>3612,4400647392</text:p>
          </table:table-cell>
          <table:table-cell table:formula="of:=[.A206]*[.B206]" office:value-type="float" office:value="744162.653336265">
            <text:p>744162,65333626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594.37786441545">
            <text:p>3594,3778644155</text:p>
          </table:table-cell>
          <table:table-cell table:formula="of:=[.A207]*[.B207]" office:value-type="float" office:value="744036.217933999">
            <text:p>744036,21793399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576.40597509337">
            <text:p>3576,4059750934</text:p>
          </table:table-cell>
          <table:table-cell table:formula="of:=[.A208]*[.B208]" office:value-type="float" office:value="743892.442819422">
            <text:p>743892,442819422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558.52394521791">
            <text:p>3558,5239452179</text:p>
          </table:table-cell>
          <table:table-cell table:formula="of:=[.A209]*[.B209]" office:value-type="float" office:value="743731.504550543">
            <text:p>743731,50455054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540.73132549182">
            <text:p>3540,7313254918</text:p>
          </table:table-cell>
          <table:table-cell table:formula="of:=[.A210]*[.B210]" office:value-type="float" office:value="743553.578353282">
            <text:p>743553,57835328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523.02766886436">
            <text:p>3523,0276688644</text:p>
          </table:table-cell>
          <table:table-cell table:formula="of:=[.A211]*[.B211]" office:value-type="float" office:value="743358.83813038">
            <text:p>743358,8381303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505.41253052004">
            <text:p>3505,41253052</text:p>
          </table:table-cell>
          <table:table-cell table:formula="of:=[.A212]*[.B212]" office:value-type="float" office:value="743147.456470248">
            <text:p>743147,456470248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487.88546786744">
            <text:p>3487,8854678674</text:p>
          </table:table-cell>
          <table:table-cell table:formula="of:=[.A213]*[.B213]" office:value-type="float" office:value="742919.604655764">
            <text:p>742919,60465576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470.4460405281">
            <text:p>3470,4460405281</text:p>
          </table:table-cell>
          <table:table-cell table:formula="of:=[.A214]*[.B214]" office:value-type="float" office:value="742675.452673013">
            <text:p>742675,452673013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453.09381032546">
            <text:p>3453,0938103255</text:p>
          </table:table-cell>
          <table:table-cell table:formula="of:=[.A215]*[.B215]" office:value-type="float" office:value="742415.169219974">
            <text:p>742415,169219974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435.82834127383">
            <text:p>3435,8283412738</text:p>
          </table:table-cell>
          <table:table-cell table:formula="of:=[.A216]*[.B216]" office:value-type="float" office:value="742138.921715148">
            <text:p>742138,92171514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418.64919956746">
            <text:p>3418,6491995675</text:p>
          </table:table-cell>
          <table:table-cell table:formula="of:=[.A217]*[.B217]" office:value-type="float" office:value="741846.87630614">
            <text:p>741846,8763061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401.55595356963">
            <text:p>3401,5559535696</text:p>
          </table:table-cell>
          <table:table-cell table:formula="of:=[.A218]*[.B218]" office:value-type="float" office:value="741539.197878178">
            <text:p>741539,19787817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384.54817380178">
            <text:p>3384,5481738018</text:p>
          </table:table-cell>
          <table:table-cell table:formula="of:=[.A219]*[.B219]" office:value-type="float" office:value="741216.050062589">
            <text:p>741216,05006258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367.62543293277">
            <text:p>3367,6254329328</text:p>
          </table:table-cell>
          <table:table-cell table:formula="of:=[.A220]*[.B220]" office:value-type="float" office:value="740877.595245209">
            <text:p>740877,595245209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350.7873057681">
            <text:p>3350,7873057681</text:p>
          </table:table-cell>
          <table:table-cell table:formula="of:=[.A221]*[.B221]" office:value-type="float" office:value="740523.994574751">
            <text:p>740523,99457475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334.03336923926">
            <text:p>3334,0333692393</text:p>
          </table:table-cell>
          <table:table-cell table:formula="of:=[.A222]*[.B222]" office:value-type="float" office:value="740155.407971117">
            <text:p>740155,407971117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317.36320239307">
            <text:p>3317,3632023931</text:p>
          </table:table-cell>
          <table:table-cell table:formula="of:=[.A223]*[.B223]" office:value-type="float" office:value="739771.994133654">
            <text:p>739771,99413365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300.7763863811">
            <text:p>3300,7763863811</text:p>
          </table:table-cell>
          <table:table-cell table:formula="of:=[.A224]*[.B224]" office:value-type="float" office:value="739373.910549367">
            <text:p>739373,910549367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284.2725044492">
            <text:p>3284,2725044492</text:p>
          </table:table-cell>
          <table:table-cell table:formula="of:=[.A225]*[.B225]" office:value-type="float" office:value="738961.313501069">
            <text:p>738961,313501069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267.85114192695">
            <text:p>3267,851141927</text:p>
          </table:table-cell>
          <table:table-cell table:formula="of:=[.A226]*[.B226]" office:value-type="float" office:value="738534.358075491">
            <text:p>738534,358075491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251.51188621732">
            <text:p>3251,5118862173</text:p>
          </table:table-cell>
          <table:table-cell table:formula="of:=[.A227]*[.B227]" office:value-type="float" office:value="738093.198171331">
            <text:p>738093,19817133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235.25432678623">
            <text:p>3235,2543267862</text:p>
          </table:table-cell>
          <table:table-cell table:formula="of:=[.A228]*[.B228]" office:value-type="float" office:value="737637.98650726">
            <text:p>737637,9865072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219.0780551523">
            <text:p>3219,0780551523</text:p>
          </table:table-cell>
          <table:table-cell table:formula="of:=[.A229]*[.B229]" office:value-type="float" office:value="737168.874629876">
            <text:p>737168,874629876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202.98266487654">
            <text:p>3202,9826648765</text:p>
          </table:table-cell>
          <table:table-cell table:formula="of:=[.A230]*[.B230]" office:value-type="float" office:value="736686.012921604">
            <text:p>736686,01292160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186.96775155215">
            <text:p>3186,9677515522</text:p>
          </table:table-cell>
          <table:table-cell table:formula="of:=[.A231]*[.B231]" office:value-type="float" office:value="736189.550608548">
            <text:p>736189,55060854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171.03291279439">
            <text:p>3171,0329127944</text:p>
          </table:table-cell>
          <table:table-cell table:formula="of:=[.A232]*[.B232]" office:value-type="float" office:value="735679.635768299">
            <text:p>735679,63576829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155.17774823042">
            <text:p>3155,1777482304</text:p>
          </table:table-cell>
          <table:table-cell table:formula="of:=[.A233]*[.B233]" office:value-type="float" office:value="735156.415337688">
            <text:p>735156,415337688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139.40185948927">
            <text:p>3139,4018594893</text:p>
          </table:table-cell>
          <table:table-cell table:formula="of:=[.A234]*[.B234]" office:value-type="float" office:value="734620.035120489">
            <text:p>734620,035120489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123.70485019182">
            <text:p>3123,7048501918</text:p>
          </table:table-cell>
          <table:table-cell table:formula="of:=[.A235]*[.B235]" office:value-type="float" office:value="734070.639795079">
            <text:p>734070,639795079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108.08632594086">
            <text:p>3108,0863259409</text:p>
          </table:table-cell>
          <table:table-cell table:formula="of:=[.A236]*[.B236]" office:value-type="float" office:value="733508.372922044">
            <text:p>733508,372922044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092.54589431116">
            <text:p>3092,5458943112</text:p>
          </table:table-cell>
          <table:table-cell table:formula="of:=[.A237]*[.B237]" office:value-type="float" office:value="732933.376951745">
            <text:p>732933,376951745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077.0831648396">
            <text:p>3077,0831648396</text:p>
          </table:table-cell>
          <table:table-cell table:formula="of:=[.A238]*[.B238]" office:value-type="float" office:value="732345.793231826">
            <text:p>732345,79323182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061.69774901541">
            <text:p>3061,6977490154</text:p>
          </table:table-cell>
          <table:table-cell table:formula="of:=[.A239]*[.B239]" office:value-type="float" office:value="731745.762014682">
            <text:p>731745,76201468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046.38926027033">
            <text:p>3046,3892602703</text:p>
          </table:table-cell>
          <table:table-cell table:formula="of:=[.A240]*[.B240]" office:value-type="float" office:value="731133.422464879">
            <text:p>731133,422464879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031.15731396898">
            <text:p>3031,157313969</text:p>
          </table:table-cell>
          <table:table-cell table:formula="of:=[.A241]*[.B241]" office:value-type="float" office:value="730508.912666523">
            <text:p>730508,91266652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016.00152739913">
            <text:p>3016,0015273991</text:p>
          </table:table-cell>
          <table:table-cell table:formula="of:=[.A242]*[.B242]" office:value-type="float" office:value="729872.36963059">
            <text:p>729872,36963059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000.92151976214">
            <text:p>3000,9215197621</text:p>
          </table:table-cell>
          <table:table-cell table:formula="of:=[.A243]*[.B243]" office:value-type="float" office:value="729223.929302199">
            <text:p>729223,92930219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2985.91691216333">
            <text:p>2985,9169121633</text:p>
          </table:table-cell>
          <table:table-cell table:formula="of:=[.A244]*[.B244]" office:value-type="float" office:value="728563.726567852">
            <text:p>728563,72656785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2970.98732760251">
            <text:p>2970,9873276025</text:p>
          </table:table-cell>
          <table:table-cell table:formula="of:=[.A245]*[.B245]" office:value-type="float" office:value="727891.895262615">
            <text:p>727891,89526261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2956.1323909645">
            <text:p>2956,1323909645</text:p>
          </table:table-cell>
          <table:table-cell table:formula="of:=[.A246]*[.B246]" office:value-type="float" office:value="727208.568177266">
            <text:p>727208,56817726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2941.35172900967">
            <text:p>2941,3517290097</text:p>
          </table:table-cell>
          <table:table-cell table:formula="of:=[.A247]*[.B247]" office:value-type="float" office:value="726513.87706539">
            <text:p>726513,87706539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2926.64497036463">
            <text:p>2926,6449703646</text:p>
          </table:table-cell>
          <table:table-cell table:formula="of:=[.A248]*[.B248]" office:value-type="float" office:value="725807.952650427">
            <text:p>725807,95265042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2912.0117455128">
            <text:p>2912,0117455128</text:p>
          </table:table-cell>
          <table:table-cell table:formula="of:=[.A249]*[.B249]" office:value-type="float" office:value="725090.924632688">
            <text:p>725090,92463268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2897.45168678524">
            <text:p>2897,4516867852</text:p>
          </table:table-cell>
          <table:table-cell table:formula="of:=[.A250]*[.B250]" office:value-type="float" office:value="724362.92169631">
            <text:p>724362,9216963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2882.96442835131">
            <text:p>2882,9644283513</text:p>
          </table:table-cell>
          <table:table-cell table:formula="of:=[.A251]*[.B251]" office:value-type="float" office:value="723624.071516179">
            <text:p>723624,07151617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2868.54960620956">
            <text:p>2868,5496062096</text:p>
          </table:table-cell>
          <table:table-cell table:formula="of:=[.A252]*[.B252]" office:value-type="float" office:value="722874.500764808">
            <text:p>722874,50076480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2854.20685817851">
            <text:p>2854,2068581785</text:p>
          </table:table-cell>
          <table:table-cell table:formula="of:=[.A253]*[.B253]" office:value-type="float" office:value="722114.335119162">
            <text:p>722114,33511916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2839.93582388761">
            <text:p>2839,9358238876</text:p>
          </table:table-cell>
          <table:table-cell table:formula="of:=[.A254]*[.B254]" office:value-type="float" office:value="721343.699267454">
            <text:p>721343,6992674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2825.73614476818">
            <text:p>2825,7361447682</text:p>
          </table:table-cell>
          <table:table-cell table:formula="of:=[.A255]*[.B255]" office:value-type="float" office:value="720562.716915885">
            <text:p>720562,71691588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2811.60746404434">
            <text:p>2811,6074640443</text:p>
          </table:table-cell>
          <table:table-cell table:formula="of:=[.A256]*[.B256]" office:value-type="float" office:value="719771.51079535">
            <text:p>719771,5107953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2797.54942672411">
            <text:p>2797,5494267241</text:p>
          </table:table-cell>
          <table:table-cell table:formula="of:=[.A257]*[.B257]" office:value-type="float" office:value="718970.202668097">
            <text:p>718970,20266809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2783.56167959049">
            <text:p>2783,5616795905</text:p>
          </table:table-cell>
          <table:table-cell table:formula="of:=[.A258]*[.B258]" office:value-type="float" office:value="718158.913334348">
            <text:p>718158,91333434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2769.64387119254">
            <text:p>2769,6438711926</text:p>
          </table:table-cell>
          <table:table-cell table:formula="of:=[.A259]*[.B259]" office:value-type="float" office:value="717337.762638868">
            <text:p>717337,76263886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2755.79565183658">
            <text:p>2755,7956518366</text:p>
          </table:table-cell>
          <table:table-cell table:formula="of:=[.A260]*[.B260]" office:value-type="float" office:value="716506.869477511">
            <text:p>716506,86947751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2742.0166735774">
            <text:p>2742,0166735774</text:p>
          </table:table-cell>
          <table:table-cell table:formula="of:=[.A261]*[.B261]" office:value-type="float" office:value="715666.3518037">
            <text:p>715666,3518037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2728.30659020951">
            <text:p>2728,3065902095</text:p>
          </table:table-cell>
          <table:table-cell table:formula="of:=[.A262]*[.B262]" office:value-type="float" office:value="714816.326634892">
            <text:p>714816,32663489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2714.66505725846">
            <text:p>2714,6650572585</text:p>
          </table:table-cell>
          <table:table-cell table:formula="of:=[.A263]*[.B263]" office:value-type="float" office:value="713956.910058976">
            <text:p>713956,910058976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2701.09173197217">
            <text:p>2701,0917319722</text:p>
          </table:table-cell>
          <table:table-cell table:formula="of:=[.A264]*[.B264]" office:value-type="float" office:value="713088.217240653">
            <text:p>713088,21724065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2687.58627331231">
            <text:p>2687,5862733123</text:p>
          </table:table-cell>
          <table:table-cell table:formula="of:=[.A265]*[.B265]" office:value-type="float" office:value="712210.362427762">
            <text:p>712210,362427762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2674.14834194575">
            <text:p>2674,1483419458</text:p>
          </table:table-cell>
          <table:table-cell table:formula="of:=[.A266]*[.B266]" office:value-type="float" office:value="711323.458957569">
            <text:p>711323,458957569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2660.77760023602">
            <text:p>2660,777600236</text:p>
          </table:table-cell>
          <table:table-cell table:formula="of:=[.A267]*[.B267]" office:value-type="float" office:value="710427.619263017">
            <text:p>710427,61926301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2647.47371223484">
            <text:p>2647,4737122348</text:p>
          </table:table-cell>
          <table:table-cell table:formula="of:=[.A268]*[.B268]" office:value-type="float" office:value="709522.954878937">
            <text:p>709522,954878937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2634.23634367366">
            <text:p>2634,2363436737</text:p>
          </table:table-cell>
          <table:table-cell table:formula="of:=[.A269]*[.B269]" office:value-type="float" office:value="708609.576448216">
            <text:p>708609,576448216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2621.0651619553">
            <text:p>2621,0651619553</text:p>
          </table:table-cell>
          <table:table-cell table:formula="of:=[.A270]*[.B270]" office:value-type="float" office:value="707687.59372793">
            <text:p>707687,59372793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2607.95983614552">
            <text:p>2607,9598361455</text:p>
          </table:table-cell>
          <table:table-cell table:formula="of:=[.A271]*[.B271]" office:value-type="float" office:value="706757.115595436">
            <text:p>706757,115595436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2594.92003696479">
            <text:p>2594,9200369648</text:p>
          </table:table-cell>
          <table:table-cell table:formula="of:=[.A272]*[.B272]" office:value-type="float" office:value="705818.250054424">
            <text:p>705818,25005442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2581.94543677997">
            <text:p>2581,94543678</text:p>
          </table:table-cell>
          <table:table-cell table:formula="of:=[.A273]*[.B273]" office:value-type="float" office:value="704871.104240931">
            <text:p>704871,10424093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2569.03570959607">
            <text:p>2569,0357095961</text:p>
          </table:table-cell>
          <table:table-cell table:formula="of:=[.A274]*[.B274]" office:value-type="float" office:value="703915.784429323">
            <text:p>703915,78442932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2556.19053104809">
            <text:p>2556,1905310481</text:p>
          </table:table-cell>
          <table:table-cell table:formula="of:=[.A275]*[.B275]" office:value-type="float" office:value="702952.396038224">
            <text:p>702952,396038224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2543.40957839285">
            <text:p>2543,4095783929</text:p>
          </table:table-cell>
          <table:table-cell table:formula="of:=[.A276]*[.B276]" office:value-type="float" office:value="701981.043636426">
            <text:p>701981,043636426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2530.69253050088">
            <text:p>2530,6925305009</text:p>
          </table:table-cell>
          <table:table-cell table:formula="of:=[.A277]*[.B277]" office:value-type="float" office:value="701001.830948745">
            <text:p>701001,83094874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2518.03906784838">
            <text:p>2518,0390678484</text:p>
          </table:table-cell>
          <table:table-cell table:formula="of:=[.A278]*[.B278]" office:value-type="float" office:value="700014.860861849">
            <text:p>700014,86086184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2505.44887250914">
            <text:p>2505,4488725091</text:p>
          </table:table-cell>
          <table:table-cell table:formula="of:=[.A279]*[.B279]" office:value-type="float" office:value="699020.235430049">
            <text:p>699020,23543004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2492.92162814659">
            <text:p>2492,9216281466</text:p>
          </table:table-cell>
          <table:table-cell table:formula="of:=[.A280]*[.B280]" office:value-type="float" office:value="698018.055881046">
            <text:p>698018,055881046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480.45702000586">
            <text:p>2480,4570200059</text:p>
          </table:table-cell>
          <table:table-cell table:formula="of:=[.A281]*[.B281]" office:value-type="float" office:value="697008.422621646">
            <text:p>697008,422621646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468.05473490583">
            <text:p>2468,0547349058</text:p>
          </table:table-cell>
          <table:table-cell table:formula="of:=[.A282]*[.B282]" office:value-type="float" office:value="695991.435243444">
            <text:p>695991,43524344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455.7144612313">
            <text:p>2455,7144612313</text:p>
          </table:table-cell>
          <table:table-cell table:formula="of:=[.A283]*[.B283]" office:value-type="float" office:value="694967.192528458">
            <text:p>694967,192528458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443.43588892514">
            <text:p>2443,4358889252</text:p>
          </table:table-cell>
          <table:table-cell table:formula="of:=[.A284]*[.B284]" office:value-type="float" office:value="693935.792454741">
            <text:p>693935,79245474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431.21870948052">
            <text:p>2431,2187094805</text:p>
          </table:table-cell>
          <table:table-cell table:formula="of:=[.A285]*[.B285]" office:value-type="float" office:value="692897.332201947">
            <text:p>692897,332201947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419.06261593311">
            <text:p>2419,0626159331</text:p>
          </table:table-cell>
          <table:table-cell table:formula="of:=[.A286]*[.B286]" office:value-type="float" office:value="691851.908156871">
            <text:p>691851,90815687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406.96730285345">
            <text:p>2406,9673028535</text:p>
          </table:table-cell>
          <table:table-cell table:formula="of:=[.A287]*[.B287]" office:value-type="float" office:value="690799.61591894">
            <text:p>690799,6159189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394.93246633918">
            <text:p>2394,9324663392</text:p>
          </table:table-cell>
          <table:table-cell table:formula="of:=[.A288]*[.B288]" office:value-type="float" office:value="689740.550305684">
            <text:p>689740,55030568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382.95780400749">
            <text:p>2382,9578040075</text:p>
          </table:table-cell>
          <table:table-cell table:formula="of:=[.A289]*[.B289]" office:value-type="float" office:value="688674.805358163">
            <text:p>688674,80535816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371.04301498745">
            <text:p>2371,0430149875</text:p>
          </table:table-cell>
          <table:table-cell table:formula="of:=[.A290]*[.B290]" office:value-type="float" office:value="687602.47434636">
            <text:p>687602,47434636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359.18779991251">
            <text:p>2359,1877999125</text:p>
          </table:table-cell>
          <table:table-cell table:formula="of:=[.A291]*[.B291]" office:value-type="float" office:value="686523.649774541">
            <text:p>686523,649774541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347.39186091295">
            <text:p>2347,391860913</text:p>
          </table:table-cell>
          <table:table-cell table:formula="of:=[.A292]*[.B292]" office:value-type="float" office:value="685438.423386581">
            <text:p>685438,42338658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335.65490160838">
            <text:p>2335,6549016084</text:p>
          </table:table-cell>
          <table:table-cell table:formula="of:=[.A293]*[.B293]" office:value-type="float" office:value="684346.886171256">
            <text:p>684346,88617125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323.97662710034">
            <text:p>2323,9766271004</text:p>
          </table:table-cell>
          <table:table-cell table:formula="of:=[.A294]*[.B294]" office:value-type="float" office:value="683249.128367501">
            <text:p>683249,128367501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312.35674396484">
            <text:p>2312,3567439648</text:p>
          </table:table-cell>
          <table:table-cell table:formula="of:=[.A295]*[.B295]" office:value-type="float" office:value="682145.239469628">
            <text:p>682145,239469628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300.79496024502">
            <text:p>2300,794960245</text:p>
          </table:table-cell>
          <table:table-cell table:formula="of:=[.A296]*[.B296]" office:value-type="float" office:value="681035.308232525">
            <text:p>681035,308232525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289.29098544379">
            <text:p>2289,2909854438</text:p>
          </table:table-cell>
          <table:table-cell table:formula="of:=[.A297]*[.B297]" office:value-type="float" office:value="679919.422676806">
            <text:p>679919,42267680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277.84453051657">
            <text:p>2277,8445305166</text:p>
          </table:table-cell>
          <table:table-cell table:formula="of:=[.A298]*[.B298]" office:value-type="float" office:value="678797.670093938">
            <text:p>678797,67009393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266.45530786399">
            <text:p>2266,455307864</text:p>
          </table:table-cell>
          <table:table-cell table:formula="of:=[.A299]*[.B299]" office:value-type="float" office:value="677670.137051333">
            <text:p>677670,13705133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255.12303132467">
            <text:p>2255,1230313247</text:p>
          </table:table-cell>
          <table:table-cell table:formula="of:=[.A300]*[.B300]" office:value-type="float" office:value="676536.909397401">
            <text:p>676536,909397401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243.84741616805">
            <text:p>2243,8474161681</text:p>
          </table:table-cell>
          <table:table-cell table:formula="of:=[.A301]*[.B301]" office:value-type="float" office:value="675398.072266582">
            <text:p>675398,07226658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232.62817908721">
            <text:p>2232,6281790872</text:p>
          </table:table-cell>
          <table:table-cell table:formula="of:=[.A302]*[.B302]" office:value-type="float" office:value="674253.710084336">
            <text:p>674253,71008433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221.46503819177">
            <text:p>2221,4650381918</text:p>
          </table:table-cell>
          <table:table-cell table:formula="of:=[.A303]*[.B303]" office:value-type="float" office:value="673103.906572106">
            <text:p>673103,90657210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210.35771300081">
            <text:p>2210,3577130008</text:p>
          </table:table-cell>
          <table:table-cell table:formula="of:=[.A304]*[.B304]" office:value-type="float" office:value="671948.744752247">
            <text:p>671948,744752247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199.30592443581">
            <text:p>2199,3059244358</text:p>
          </table:table-cell>
          <table:table-cell table:formula="of:=[.A305]*[.B305]" office:value-type="float" office:value="670788.306952921">
            <text:p>670788,306952921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188.30939481363">
            <text:p>2188,3093948136</text:p>
          </table:table-cell>
          <table:table-cell table:formula="of:=[.A306]*[.B306]" office:value-type="float" office:value="669622.67481297">
            <text:p>669622,6748129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177.36784783956">
            <text:p>2177,3678478396</text:p>
          </table:table-cell>
          <table:table-cell table:formula="of:=[.A307]*[.B307]" office:value-type="float" office:value="668451.929286745">
            <text:p>668451,929286745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166.48100860036">
            <text:p>2166,4810086004</text:p>
          </table:table-cell>
          <table:table-cell table:formula="of:=[.A308]*[.B308]" office:value-type="float" office:value="667276.150648912">
            <text:p>667276,150648912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155.64860355736">
            <text:p>2155,6486035574</text:p>
          </table:table-cell>
          <table:table-cell table:formula="of:=[.A309]*[.B309]" office:value-type="float" office:value="666095.418499224">
            <text:p>666095,418499224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144.87036053957">
            <text:p>2144,8703605396</text:p>
          </table:table-cell>
          <table:table-cell table:formula="of:=[.A310]*[.B310]" office:value-type="float" office:value="664909.811767268">
            <text:p>664909,811767268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134.14600873688">
            <text:p>2134,1460087369</text:p>
          </table:table-cell>
          <table:table-cell table:formula="of:=[.A311]*[.B311]" office:value-type="float" office:value="663719.408717168">
            <text:p>663719,40871716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123.47527869319">
            <text:p>2123,4752786932</text:p>
          </table:table-cell>
          <table:table-cell table:formula="of:=[.A312]*[.B312]" office:value-type="float" office:value="662524.286952276">
            <text:p>662524,28695227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112.85790229973">
            <text:p>2112,8579022997</text:p>
          </table:table-cell>
          <table:table-cell table:formula="of:=[.A313]*[.B313]" office:value-type="float" office:value="661324.523419814">
            <text:p>661324,52341981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102.29361278823">
            <text:p>2102,2936127882</text:p>
          </table:table-cell>
          <table:table-cell table:formula="of:=[.A314]*[.B314]" office:value-type="float" office:value="660120.194415503">
            <text:p>660120,19441550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091.78214472429">
            <text:p>2091,7821447243</text:p>
          </table:table-cell>
          <table:table-cell table:formula="of:=[.A315]*[.B315]" office:value-type="float" office:value="658911.37558815">
            <text:p>658911,3755881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081.32323400066">
            <text:p>2081,3232340007</text:p>
          </table:table-cell>
          <table:table-cell table:formula="of:=[.A316]*[.B316]" office:value-type="float" office:value="657698.14194421">
            <text:p>657698,14194421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070.91661783066">
            <text:p>2070,9166178307</text:p>
          </table:table-cell>
          <table:table-cell table:formula="of:=[.A317]*[.B317]" office:value-type="float" office:value="656480.567852319">
            <text:p>656480,56785231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060.56203474151">
            <text:p>2060,5620347415</text:p>
          </table:table-cell>
          <table:table-cell table:formula="of:=[.A318]*[.B318]" office:value-type="float" office:value="655258.727047799">
            <text:p>655258,727047799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050.2592245678">
            <text:p>2050,2592245678</text:p>
          </table:table-cell>
          <table:table-cell table:formula="of:=[.A319]*[.B319]" office:value-type="float" office:value="654032.692637128">
            <text:p>654032,69263712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040.00792844496">
            <text:p>2040,007928445</text:p>
          </table:table-cell>
          <table:table-cell table:formula="of:=[.A320]*[.B320]" office:value-type="float" office:value="652802.537102387">
            <text:p>652802,53710238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029.80788880274">
            <text:p>2029,8078888027</text:p>
          </table:table-cell>
          <table:table-cell table:formula="of:=[.A321]*[.B321]" office:value-type="float" office:value="651568.332305678">
            <text:p>651568,33230567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019.65884935872">
            <text:p>2019,6588493587</text:p>
          </table:table-cell>
          <table:table-cell table:formula="of:=[.A322]*[.B322]" office:value-type="float" office:value="650330.149493509">
            <text:p>650330,149493509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009.56055511193">
            <text:p>2009,5605551119</text:p>
          </table:table-cell>
          <table:table-cell table:formula="of:=[.A323]*[.B323]" office:value-type="float" office:value="649088.059301153">
            <text:p>649088,059301153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1999.51275233637">
            <text:p>1999,5127523364</text:p>
          </table:table-cell>
          <table:table-cell table:formula="of:=[.A324]*[.B324]" office:value-type="float" office:value="647842.131756983">
            <text:p>647842,131756983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1989.51518857469">
            <text:p>1989,5151885747</text:p>
          </table:table-cell>
          <table:table-cell table:formula="of:=[.A325]*[.B325]" office:value-type="float" office:value="646592.436286773">
            <text:p>646592,436286773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1979.56761263181">
            <text:p>1979,5676126318</text:p>
          </table:table-cell>
          <table:table-cell table:formula="of:=[.A326]*[.B326]" office:value-type="float" office:value="645339.041717971">
            <text:p>645339,041717971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1969.66977456865">
            <text:p>1969,6697745687</text:p>
          </table:table-cell>
          <table:table-cell table:formula="of:=[.A327]*[.B327]" office:value-type="float" office:value="644082.01628395">
            <text:p>644082,0162839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1959.82142569581">
            <text:p>1959,8214256958</text:p>
          </table:table-cell>
          <table:table-cell table:formula="of:=[.A328]*[.B328]" office:value-type="float" office:value="642821.427628226">
            <text:p>642821,42762822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1950.02231856733">
            <text:p>1950,0223185673</text:p>
          </table:table-cell>
          <table:table-cell table:formula="of:=[.A329]*[.B329]" office:value-type="float" office:value="641557.342808652">
            <text:p>641557,34280865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1940.2722069745">
            <text:p>1940,2722069745</text:p>
          </table:table-cell>
          <table:table-cell table:formula="of:=[.A330]*[.B330]" office:value-type="float" office:value="640289.828301583">
            <text:p>640289,828301583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1930.57084593962">
            <text:p>1930,5708459396</text:p>
          </table:table-cell>
          <table:table-cell table:formula="of:=[.A331]*[.B331]" office:value-type="float" office:value="639018.950006015">
            <text:p>639018,950006015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1920.91799170992">
            <text:p>1920,9179917099</text:p>
          </table:table-cell>
          <table:table-cell table:formula="of:=[.A332]*[.B332]" office:value-type="float" office:value="637744.773247695">
            <text:p>637744,773247695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1911.31340175138">
            <text:p>1911,3134017514</text:p>
          </table:table-cell>
          <table:table-cell table:formula="of:=[.A333]*[.B333]" office:value-type="float" office:value="636467.362783208">
            <text:p>636467,362783208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1901.75683474262">
            <text:p>1901,7568347426</text:p>
          </table:table-cell>
          <table:table-cell table:formula="of:=[.A334]*[.B334]" office:value-type="float" office:value="635186.782804034">
            <text:p>635186,782804034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1892.24805056891">
            <text:p>1892,2480505689</text:p>
          </table:table-cell>
          <table:table-cell table:formula="of:=[.A335]*[.B335]" office:value-type="float" office:value="633903.096940583">
            <text:p>633903,096940583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1882.78681031606">
            <text:p>1882,7868103161</text:p>
          </table:table-cell>
          <table:table-cell table:formula="of:=[.A336]*[.B336]" office:value-type="float" office:value="632616.368266196">
            <text:p>632616,36826619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1873.37287626448">
            <text:p>1873,3728762645</text:p>
          </table:table-cell>
          <table:table-cell table:formula="of:=[.A337]*[.B337]" office:value-type="float" office:value="631326.65930113">
            <text:p>631326,65930113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1864.00601188316">
            <text:p>1864,0060118832</text:p>
          </table:table-cell>
          <table:table-cell table:formula="of:=[.A338]*[.B338]" office:value-type="float" office:value="630034.032016507">
            <text:p>630034,03201650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1854.68598182374">
            <text:p>1854,6859818238</text:p>
          </table:table-cell>
          <table:table-cell table:formula="of:=[.A339]*[.B339]" office:value-type="float" office:value="628738.547838249">
            <text:p>628738,54783824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1845.41255191462">
            <text:p>1845,4125519146</text:p>
          </table:table-cell>
          <table:table-cell table:formula="of:=[.A340]*[.B340]" office:value-type="float" office:value="627440.267650972">
            <text:p>627440,267650972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1836.18548915505">
            <text:p>1836,1854891551</text:p>
          </table:table-cell>
          <table:table-cell table:formula="of:=[.A341]*[.B341]" office:value-type="float" office:value="626139.251801872">
            <text:p>626139,25180187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1827.00456170928">
            <text:p>1827,0045617093</text:p>
          </table:table-cell>
          <table:table-cell table:formula="of:=[.A342]*[.B342]" office:value-type="float" office:value="624835.560104572">
            <text:p>624835,56010457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1817.86953890073">
            <text:p>1817,8695389007</text:p>
          </table:table-cell>
          <table:table-cell table:formula="of:=[.A343]*[.B343]" office:value-type="float" office:value="623529.25184295">
            <text:p>623529,2518429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1808.78019120623">
            <text:p>1808,7801912062</text:p>
          </table:table-cell>
          <table:table-cell table:formula="of:=[.A344]*[.B344]" office:value-type="float" office:value="622220.385774941">
            <text:p>622220,385774941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1799.73629025019">
            <text:p>1799,7362902502</text:p>
          </table:table-cell>
          <table:table-cell table:formula="of:=[.A345]*[.B345]" office:value-type="float" office:value="620909.020136317">
            <text:p>620909,020136317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1790.73760879894">
            <text:p>1790,737608799</text:p>
          </table:table-cell>
          <table:table-cell table:formula="of:=[.A346]*[.B346]" office:value-type="float" office:value="619595.212644434">
            <text:p>619595,212644434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1781.78392075495">
            <text:p>1781,783920755</text:p>
          </table:table-cell>
          <table:table-cell table:formula="of:=[.A347]*[.B347]" office:value-type="float" office:value="618279.020501967">
            <text:p>618279,02050196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1772.87500115117">
            <text:p>1772,8750011512</text:p>
          </table:table-cell>
          <table:table-cell table:formula="of:=[.A348]*[.B348]" office:value-type="float" office:value="616960.500400608">
            <text:p>616960,50040060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1764.01062614542">
            <text:p>1764,0106261454</text:p>
          </table:table-cell>
          <table:table-cell table:formula="of:=[.A349]*[.B349]" office:value-type="float" office:value="615639.708524751">
            <text:p>615639,708524751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1755.19057301469">
            <text:p>1755,1905730147</text:p>
          </table:table-cell>
          <table:table-cell table:formula="of:=[.A350]*[.B350]" office:value-type="float" office:value="614316.700555142">
            <text:p>614316,700555142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1746.41462014962">
            <text:p>1746,4146201496</text:p>
          </table:table-cell>
          <table:table-cell table:formula="of:=[.A351]*[.B351]" office:value-type="float" office:value="612991.531672515">
            <text:p>612991,53167251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1737.68254704887">
            <text:p>1737,6825470489</text:p>
          </table:table-cell>
          <table:table-cell table:formula="of:=[.A352]*[.B352]" office:value-type="float" office:value="611664.256561202">
            <text:p>611664,25656120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1728.99413431362">
            <text:p>1728,9941343136</text:p>
          </table:table-cell>
          <table:table-cell table:formula="of:=[.A353]*[.B353]" office:value-type="float" office:value="610334.929412709">
            <text:p>610334,929412709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1720.34916364206">
            <text:p>1720,3491636421</text:p>
          </table:table-cell>
          <table:table-cell table:formula="of:=[.A354]*[.B354]" office:value-type="float" office:value="609003.603929288">
            <text:p>609003,60392928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1711.74741782385">
            <text:p>1711,7474178239</text:p>
          </table:table-cell>
          <table:table-cell table:formula="of:=[.A355]*[.B355]" office:value-type="float" office:value="607670.333327465">
            <text:p>607670,33332746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1703.18868073473">
            <text:p>1703,1886807347</text:p>
          </table:table-cell>
          <table:table-cell table:formula="of:=[.A356]*[.B356]" office:value-type="float" office:value="606335.170341563">
            <text:p>606335,17034156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1694.67273733105">
            <text:p>1694,6727373311</text:p>
          </table:table-cell>
          <table:table-cell table:formula="of:=[.A357]*[.B357]" office:value-type="float" office:value="604998.167227186">
            <text:p>604998,16722718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1686.1993736444">
            <text:p>1686,1993736444</text:p>
          </table:table-cell>
          <table:table-cell table:formula="of:=[.A358]*[.B358]" office:value-type="float" office:value="603659.375764694">
            <text:p>603659,37576469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1677.76837677618">
            <text:p>1677,7683767762</text:p>
          </table:table-cell>
          <table:table-cell table:formula="of:=[.A359]*[.B359]" office:value-type="float" office:value="602318.847262647">
            <text:p>602318,84726264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1669.37953489229">
            <text:p>1669,3795348923</text:p>
          </table:table-cell>
          <table:table-cell table:formula="of:=[.A360]*[.B360]" office:value-type="float" office:value="600976.632561226">
            <text:p>600976,632561226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1661.03263721783">
            <text:p>1661,0326372178</text:p>
          </table:table-cell>
          <table:table-cell table:formula="of:=[.A361]*[.B361]" office:value-type="float" office:value="599632.782035638">
            <text:p>599632,78203563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1652.72747403174">
            <text:p>1652,7274740318</text:p>
          </table:table-cell>
          <table:table-cell table:formula="of:=[.A362]*[.B362]" office:value-type="float" office:value="598287.345599492">
            <text:p>598287,34559949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1644.46383666159">
            <text:p>1644,4638366616</text:p>
          </table:table-cell>
          <table:table-cell table:formula="of:=[.A363]*[.B363]" office:value-type="float" office:value="596940.372708156">
            <text:p>596940,372708156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1636.24151747828">
            <text:p>1636,2415174783</text:p>
          </table:table-cell>
          <table:table-cell table:formula="of:=[.A364]*[.B364]" office:value-type="float" office:value="595591.912362093">
            <text:p>595591,91236209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1628.06030989089">
            <text:p>1628,0603098909</text:p>
          </table:table-cell>
          <table:table-cell table:formula="of:=[.A365]*[.B365]" office:value-type="float" office:value="594242.013110174">
            <text:p>594242,01311017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1619.92000834143">
            <text:p>1619,9200083414</text:p>
          </table:table-cell>
          <table:table-cell table:formula="of:=[.A366]*[.B366]" office:value-type="float" office:value="592890.723052964">
            <text:p>592890,723052964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1611.82040829972">
            <text:p>1611,8204082997</text:p>
          </table:table-cell>
          <table:table-cell table:formula="of:=[.A367]*[.B367]" office:value-type="float" office:value="591538.089845999">
            <text:p>591538,08984599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1603.76130625823">
            <text:p>1603,7613062582</text:p>
          </table:table-cell>
          <table:table-cell table:formula="of:=[.A368]*[.B368]" office:value-type="float" office:value="590184.160703027">
            <text:p>590184,160703027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1595.74249972694">
            <text:p>1595,7424997269</text:p>
          </table:table-cell>
          <table:table-cell table:formula="of:=[.A369]*[.B369]" office:value-type="float" office:value="588828.982399239">
            <text:p>588828,98239923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1587.7637872283">
            <text:p>1587,7637872283</text:p>
          </table:table-cell>
          <table:table-cell table:formula="of:=[.A370]*[.B370]" office:value-type="float" office:value="587472.601274471">
            <text:p>587472,601274471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1579.82496829216">
            <text:p>1579,8249682922</text:p>
          </table:table-cell>
          <table:table-cell table:formula="of:=[.A371]*[.B371]" office:value-type="float" office:value="586115.063236391">
            <text:p>586115,06323639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1571.9258434507">
            <text:p>1571,9258434507</text:p>
          </table:table-cell>
          <table:table-cell table:formula="of:=[.A372]*[.B372]" office:value-type="float" office:value="584756.41376366">
            <text:p>584756,4137636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1564.06621423344">
            <text:p>1564,0662142335</text:p>
          </table:table-cell>
          <table:table-cell table:formula="of:=[.A373]*[.B373]" office:value-type="float" office:value="583396.697909075">
            <text:p>583396,697909075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1556.24588316228">
            <text:p>1556,2458831623</text:p>
          </table:table-cell>
          <table:table-cell table:formula="of:=[.A374]*[.B374]" office:value-type="float" office:value="582035.960302692">
            <text:p>582035,96030269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1548.46465374647">
            <text:p>1548,4646537465</text:p>
          </table:table-cell>
          <table:table-cell table:formula="of:=[.A375]*[.B375]" office:value-type="float" office:value="580674.245154925">
            <text:p>580674,24515492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1540.72233047773">
            <text:p>1540,7223304777</text:p>
          </table:table-cell>
          <table:table-cell table:formula="of:=[.A376]*[.B376]" office:value-type="float" office:value="579311.596259628">
            <text:p>579311,59625962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1533.01871882534">
            <text:p>1533,0187188254</text:p>
          </table:table-cell>
          <table:table-cell table:formula="of:=[.A377]*[.B377]" office:value-type="float" office:value="577948.056997155">
            <text:p>577948,056997155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1525.35362523122">
            <text:p>1525,3536252312</text:p>
          </table:table-cell>
          <table:table-cell table:formula="of:=[.A378]*[.B378]" office:value-type="float" office:value="576583.6703374">
            <text:p>576583,670337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1517.72685710506">
            <text:p>1517,7268571051</text:p>
          </table:table-cell>
          <table:table-cell table:formula="of:=[.A379]*[.B379]" office:value-type="float" office:value="575218.478842818">
            <text:p>575218,47884281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1510.13822281954">
            <text:p>1510,1382228195</text:p>
          </table:table-cell>
          <table:table-cell table:formula="of:=[.A380]*[.B380]" office:value-type="float" office:value="573852.524671424">
            <text:p>573852,52467142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1502.58753170544">
            <text:p>1502,5875317054</text:p>
          </table:table-cell>
          <table:table-cell table:formula="of:=[.A381]*[.B381]" office:value-type="float" office:value="572485.849579772">
            <text:p>572485,84957977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1495.07459404691">
            <text:p>1495,0745940469</text:p>
          </table:table-cell>
          <table:table-cell table:formula="of:=[.A382]*[.B382]" office:value-type="float" office:value="571118.49492592">
            <text:p>571118,4949259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1487.59922107668">
            <text:p>1487,5992210767</text:p>
          </table:table-cell>
          <table:table-cell table:formula="of:=[.A383]*[.B383]" office:value-type="float" office:value="569750.501672367">
            <text:p>569750,501672367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1480.16122497129">
            <text:p>1480,1612249713</text:p>
          </table:table-cell>
          <table:table-cell table:formula="of:=[.A384]*[.B384]" office:value-type="float" office:value="568381.910388977">
            <text:p>568381,91038897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1472.76041884644">
            <text:p>1472,7604188464</text:p>
          </table:table-cell>
          <table:table-cell table:formula="of:=[.A385]*[.B385]" office:value-type="float" office:value="567012.761255878">
            <text:p>567012,76125587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1465.39661675221">
            <text:p>1465,3966167522</text:p>
          </table:table-cell>
          <table:table-cell table:formula="of:=[.A386]*[.B386]" office:value-type="float" office:value="565643.094066351">
            <text:p>565643,094066351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1458.06963366844">
            <text:p>1458,0696336685</text:p>
          </table:table-cell>
          <table:table-cell table:formula="of:=[.A387]*[.B387]" office:value-type="float" office:value="564272.948229688">
            <text:p>564272,948229688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1450.7792855001">
            <text:p>1450,7792855001</text:p>
          </table:table-cell>
          <table:table-cell table:formula="of:=[.A388]*[.B388]" office:value-type="float" office:value="562902.36277404">
            <text:p>562902,3627740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1443.5253890726">
            <text:p>1443,5253890726</text:p>
          </table:table-cell>
          <table:table-cell table:formula="of:=[.A389]*[.B389]" office:value-type="float" office:value="561531.376349242">
            <text:p>561531,37634924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1436.30776212724">
            <text:p>1436,3077621272</text:p>
          </table:table-cell>
          <table:table-cell table:formula="of:=[.A390]*[.B390]" office:value-type="float" office:value="560160.027229623">
            <text:p>560160,027229623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1429.1262233166">
            <text:p>1429,1262233166</text:p>
          </table:table-cell>
          <table:table-cell table:formula="of:=[.A391]*[.B391]" office:value-type="float" office:value="558788.353316792">
            <text:p>558788,353316792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1421.98059220002">
            <text:p>1421,9805922</text:p>
          </table:table-cell>
          <table:table-cell table:formula="of:=[.A392]*[.B392]" office:value-type="float" office:value="557416.392142408">
            <text:p>557416,392142408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1414.87068923902">
            <text:p>1414,870689239</text:p>
          </table:table-cell>
          <table:table-cell table:formula="of:=[.A393]*[.B393]" office:value-type="float" office:value="556044.180870935">
            <text:p>556044,180870935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1407.79633579282">
            <text:p>1407,7963357928</text:p>
          </table:table-cell>
          <table:table-cell table:formula="of:=[.A394]*[.B394]" office:value-type="float" office:value="554671.756302373">
            <text:p>554671,756302373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1400.75735411386">
            <text:p>1400,7573541139</text:p>
          </table:table-cell>
          <table:table-cell table:formula="of:=[.A395]*[.B395]" office:value-type="float" office:value="553299.154874975">
            <text:p>553299,15487497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1393.75356734329">
            <text:p>1393,7535673433</text:p>
          </table:table-cell>
          <table:table-cell table:formula="of:=[.A396]*[.B396]" office:value-type="float" office:value="551926.412667943">
            <text:p>551926,412667943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1386.78479950657">
            <text:p>1386,7847995066</text:p>
          </table:table-cell>
          <table:table-cell table:formula="of:=[.A397]*[.B397]" office:value-type="float" office:value="550553.56540411">
            <text:p>550553,56540411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1379.85087550904">
            <text:p>1379,8508755091</text:p>
          </table:table-cell>
          <table:table-cell table:formula="of:=[.A398]*[.B398]" office:value-type="float" office:value="549180.648452598">
            <text:p>549180,6484525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1372.9516211315">
            <text:p>1372,9516211315</text:p>
          </table:table-cell>
          <table:table-cell table:formula="of:=[.A399]*[.B399]" office:value-type="float" office:value="547807.696831467">
            <text:p>547807,69683146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1366.08686302584">
            <text:p>1366,0868630258</text:p>
          </table:table-cell>
          <table:table-cell table:formula="of:=[.A400]*[.B400]" office:value-type="float" office:value="546434.745210335">
            <text:p>546434,745210335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1359.25642871071">
            <text:p>1359,2564287107</text:p>
          </table:table-cell>
          <table:table-cell table:formula="of:=[.A401]*[.B401]" office:value-type="float" office:value="545061.827912994">
            <text:p>545061,827912994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1352.46014656716">
            <text:p>1352,4601465672</text:p>
          </table:table-cell>
          <table:table-cell table:formula="of:=[.A402]*[.B402]" office:value-type="float" office:value="543688.978919997">
            <text:p>543688,978919997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1345.69784583432">
            <text:p>1345,6978458343</text:p>
          </table:table-cell>
          <table:table-cell table:formula="of:=[.A403]*[.B403]" office:value-type="float" office:value="542316.231871231">
            <text:p>542316,23187123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1338.96935660515">
            <text:p>1338,9693566052</text:p>
          </table:table-cell>
          <table:table-cell table:formula="of:=[.A404]*[.B404]" office:value-type="float" office:value="540943.62006848">
            <text:p>540943,6200684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1332.27450982212">
            <text:p>1332,2745098221</text:p>
          </table:table-cell>
          <table:table-cell table:formula="of:=[.A405]*[.B405]" office:value-type="float" office:value="539571.17647796">
            <text:p>539571,17647796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1325.61313727301">
            <text:p>1325,613137273</text:p>
          </table:table-cell>
          <table:table-cell table:formula="of:=[.A406]*[.B406]" office:value-type="float" office:value="538198.933732843">
            <text:p>538198,933732843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1318.98507158665">
            <text:p>1318,9850715867</text:p>
          </table:table-cell>
          <table:table-cell table:formula="of:=[.A407]*[.B407]" office:value-type="float" office:value="536826.924135765">
            <text:p>536826,924135765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1312.39014622871">
            <text:p>1312,3901462287</text:p>
          </table:table-cell>
          <table:table-cell table:formula="of:=[.A408]*[.B408]" office:value-type="float" office:value="535455.179661315">
            <text:p>535455,179661315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1305.82819549757">
            <text:p>1305,8281954976</text:p>
          </table:table-cell>
          <table:table-cell table:formula="of:=[.A409]*[.B409]" office:value-type="float" office:value="534083.731958506">
            <text:p>534083,731958506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1299.29905452008">
            <text:p>1299,2990545201</text:p>
          </table:table-cell>
          <table:table-cell table:formula="of:=[.A410]*[.B410]" office:value-type="float" office:value="532712.612353234">
            <text:p>532712,612353234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1292.80255924748">
            <text:p>1292,8025592475</text:p>
          </table:table-cell>
          <table:table-cell table:formula="of:=[.A411]*[.B411]" office:value-type="float" office:value="531341.851850715">
            <text:p>531341,85185071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1286.33854645124">
            <text:p>1286,3385464513</text:p>
          </table:table-cell>
          <table:table-cell table:formula="of:=[.A412]*[.B412]" office:value-type="float" office:value="529971.481137913">
            <text:p>529971,48113791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1279.90685371899">
            <text:p>1279,906853719</text:p>
          </table:table-cell>
          <table:table-cell table:formula="of:=[.A413]*[.B413]" office:value-type="float" office:value="528601.530585942">
            <text:p>528601,530585942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1273.50731945039">
            <text:p>1273,5073194504</text:p>
          </table:table-cell>
          <table:table-cell table:formula="of:=[.A414]*[.B414]" office:value-type="float" office:value="527232.030252463">
            <text:p>527232,030252463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1267.13978285314">
            <text:p>1267,1397828532</text:p>
          </table:table-cell>
          <table:table-cell table:formula="of:=[.A415]*[.B415]" office:value-type="float" office:value="525863.009884054">
            <text:p>525863,00988405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1260.80408393888">
            <text:p>1260,8040839389</text:p>
          </table:table-cell>
          <table:table-cell table:formula="of:=[.A416]*[.B416]" office:value-type="float" office:value="524494.498918572">
            <text:p>524494,49891857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1254.50006351918">
            <text:p>1254,5000635192</text:p>
          </table:table-cell>
          <table:table-cell table:formula="of:=[.A417]*[.B417]" office:value-type="float" office:value="523126.526487499">
            <text:p>523126,52648749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1248.22756320159">
            <text:p>1248,2275632016</text:p>
          </table:table-cell>
          <table:table-cell table:formula="of:=[.A418]*[.B418]" office:value-type="float" office:value="521759.121418263">
            <text:p>521759,121418263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1241.98642538558">
            <text:p>1241,9864253856</text:p>
          </table:table-cell>
          <table:table-cell table:formula="of:=[.A419]*[.B419]" office:value-type="float" office:value="520392.312236557">
            <text:p>520392,312236557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1235.77649325865">
            <text:p>1235,7764932587</text:p>
          </table:table-cell>
          <table:table-cell table:formula="of:=[.A420]*[.B420]" office:value-type="float" office:value="519026.127168633">
            <text:p>519026,127168633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1229.59761079236">
            <text:p>1229,5976107924</text:p>
          </table:table-cell>
          <table:table-cell table:formula="of:=[.A421]*[.B421]" office:value-type="float" office:value="517660.594143582">
            <text:p>517660,59414358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1223.44962273839">
            <text:p>1223,4496227384</text:p>
          </table:table-cell>
          <table:table-cell table:formula="of:=[.A422]*[.B422]" office:value-type="float" office:value="516295.740795602">
            <text:p>516295,74079560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1217.3323746247">
            <text:p>1217,3323746247</text:p>
          </table:table-cell>
          <table:table-cell table:formula="of:=[.A423]*[.B423]" office:value-type="float" office:value="514931.594466249">
            <text:p>514931,594466249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1211.24571275158">
            <text:p>1211,2457127516</text:p>
          </table:table-cell>
          <table:table-cell table:formula="of:=[.A424]*[.B424]" office:value-type="float" office:value="513568.182206669">
            <text:p>513568,182206669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1205.18948418782">
            <text:p>1205,1894841878</text:p>
          </table:table-cell>
          <table:table-cell table:formula="of:=[.A425]*[.B425]" office:value-type="float" office:value="512205.530779824">
            <text:p>512205,53077982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1199.16353676688">
            <text:p>1199,1635367669</text:p>
          </table:table-cell>
          <table:table-cell table:formula="of:=[.A426]*[.B426]" office:value-type="float" office:value="510843.666662692">
            <text:p>510843,66666269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1193.16771908305">
            <text:p>1193,1677190831</text:p>
          </table:table-cell>
          <table:table-cell table:formula="of:=[.A427]*[.B427]" office:value-type="float" office:value="509482.616048461">
            <text:p>509482,61604846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1187.20188048763">
            <text:p>1187,2018804876</text:p>
          </table:table-cell>
          <table:table-cell table:formula="of:=[.A428]*[.B428]" office:value-type="float" office:value="508122.404848706">
            <text:p>508122,40484870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1181.26587108519">
            <text:p>1181,2658710852</text:p>
          </table:table-cell>
          <table:table-cell table:formula="of:=[.A429]*[.B429]" office:value-type="float" office:value="506763.058695548">
            <text:p>506763,05869554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1175.35954172977">
            <text:p>1175,3595417298</text:p>
          </table:table-cell>
          <table:table-cell table:formula="of:=[.A430]*[.B430]" office:value-type="float" office:value="505404.6029438">
            <text:p>505404,602943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1169.48274402112">
            <text:p>1169,4827440211</text:p>
          </table:table-cell>
          <table:table-cell table:formula="of:=[.A431]*[.B431]" office:value-type="float" office:value="504047.062673102">
            <text:p>504047,06267310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1163.63533030101">
            <text:p>1163,635330301</text:p>
          </table:table-cell>
          <table:table-cell table:formula="of:=[.A432]*[.B432]" office:value-type="float" office:value="502690.462690038">
            <text:p>502690,462690038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1157.81715364951">
            <text:p>1157,8171536495</text:p>
          </table:table-cell>
          <table:table-cell table:formula="of:=[.A433]*[.B433]" office:value-type="float" office:value="501334.827530237">
            <text:p>501334,827530237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1152.02806788126">
            <text:p>1152,0280678813</text:p>
          </table:table-cell>
          <table:table-cell table:formula="of:=[.A434]*[.B434]" office:value-type="float" office:value="499980.181460467">
            <text:p>499980,181460467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1146.26792754185">
            <text:p>1146,2679275419</text:p>
          </table:table-cell>
          <table:table-cell table:formula="of:=[.A435]*[.B435]" office:value-type="float" office:value="498626.548480707">
            <text:p>498626,548480707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1140.53658790415">
            <text:p>1140,5365879042</text:p>
          </table:table-cell>
          <table:table-cell table:formula="of:=[.A436]*[.B436]" office:value-type="float" office:value="497273.952326207">
            <text:p>497273,95232620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1134.83390496462">
            <text:p>1134,8339049646</text:p>
          </table:table-cell>
          <table:table-cell table:formula="of:=[.A437]*[.B437]" office:value-type="float" office:value="495922.416469541">
            <text:p>495922,416469541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1129.1597354398">
            <text:p>1129,1597354398</text:p>
          </table:table-cell>
          <table:table-cell table:formula="of:=[.A438]*[.B438]" office:value-type="float" office:value="494571.964122633">
            <text:p>494571,964122633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1123.5139367626">
            <text:p>1123,5139367626</text:p>
          </table:table-cell>
          <table:table-cell table:formula="of:=[.A439]*[.B439]" office:value-type="float" office:value="493222.618238782">
            <text:p>493222,618238782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1117.89636707879">
            <text:p>1117,8963670788</text:p>
          </table:table-cell>
          <table:table-cell table:formula="of:=[.A440]*[.B440]" office:value-type="float" office:value="491874.401514667">
            <text:p>491874,40151466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1112.3068852434">
            <text:p>1112,3068852434</text:p>
          </table:table-cell>
          <table:table-cell table:formula="of:=[.A441]*[.B441]" office:value-type="float" office:value="490527.336392337">
            <text:p>490527,336392337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1106.74535081718">
            <text:p>1106,7453508172</text:p>
          </table:table-cell>
          <table:table-cell table:formula="of:=[.A442]*[.B442]" office:value-type="float" office:value="489181.445061193">
            <text:p>489181,445061193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1101.21162406309">
            <text:p>1101,2116240631</text:p>
          </table:table-cell>
          <table:table-cell table:formula="of:=[.A443]*[.B443]" office:value-type="float" office:value="487836.74945995">
            <text:p>487836,74945995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1095.70556594278">
            <text:p>1095,7055659428</text:p>
          </table:table-cell>
          <table:table-cell table:formula="of:=[.A444]*[.B444]" office:value-type="float" office:value="486493.271278593">
            <text:p>486493,271278593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1090.22703811306">
            <text:p>1090,2270381131</text:p>
          </table:table-cell>
          <table:table-cell table:formula="of:=[.A445]*[.B445]" office:value-type="float" office:value="485151.031960313">
            <text:p>485151,03196031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1084.7759029225">
            <text:p>1084,7759029225</text:p>
          </table:table-cell>
          <table:table-cell table:formula="of:=[.A446]*[.B446]" office:value-type="float" office:value="483810.052703434">
            <text:p>483810,052703434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079.35202340789">
            <text:p>1079,3520234079</text:p>
          </table:table-cell>
          <table:table-cell table:formula="of:=[.A447]*[.B447]" office:value-type="float" office:value="482470.354463325">
            <text:p>482470,354463325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073.95526329085">
            <text:p>1073,9552632909</text:p>
          </table:table-cell>
          <table:table-cell table:formula="of:=[.A448]*[.B448]" office:value-type="float" office:value="481131.957954299">
            <text:p>481131,95795429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068.58548697439">
            <text:p>1068,5854869744</text:p>
          </table:table-cell>
          <table:table-cell table:formula="of:=[.A449]*[.B449]" office:value-type="float" office:value="479794.883651502">
            <text:p>479794,883651502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063.24255953952">
            <text:p>1063,2425595395</text:p>
          </table:table-cell>
          <table:table-cell table:formula="of:=[.A450]*[.B450]" office:value-type="float" office:value="478459.151792784">
            <text:p>478459,151792784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2-19T15:16:36.19</dc:date>
    <meta:editing-duration>P0D</meta:editing-duration>
    <meta:editing-cycles>2</meta:editing-cycles>
    <meta:generator>LibreOffice/3.5$Windows_x86 LibreOffice_project/7e68ba2-a744ebf-1f241b7-c506db1-7d53735</meta:generator>
    <meta:document-statistic meta:table-count="3" meta:cell-count="1352" meta:object-count="0"/>
  </office:meta>
</office:document-meta>
</file>